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7.38mm" svg:y="6.83mm">
            <loext:p draw:notify-on-update-of-ranges="Sheet1.D7:Sheet1.D10 Sheet1.E6:Sheet1.E6 Sheet1.E7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.845" calcext:value-type="float">
            <text:p>2,8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98.435" calcext:value-type="float">
            <text:p>198,4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8783.23" calcext:value-type="float">
            <text:p>18783,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155641.69" calcext:value-type="float">
            <text:p>2155641,69</text:p>
          </table:table-cell>
          <table:table-cell table:number-columns-repeated="6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Sheet1.$E$7:.$E$10]) ; LN([Sheet1.$D$7:.$D$10]))" office:value-type="float" office:value="0.999386286345875" calcext:value-type="float">
            <text:p>0,99938628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Sheet1.$E$7:.$E$10]) ; LN([Sheet1.$D$7:.$D$10]))" office:value-type="float" office:value="0.176962857334904" calcext:value-type="float">
            <text:p>0,1769628573</text:p>
          </table:table-cell>
          <table:table-cell table:number-columns-repeated="4"/>
          <table:table-cell office:value-type="float" office:value="12500" calcext:value-type="float">
            <text:p>12500</text:p>
          </table:table-cell>
          <table:table-cell table:formula="of:=[Sheet1.E$36]*[Sheet1.J33]^[Sheet1.E$35]" office:value-type="float" office:value="32402.5393908203" calcext:value-type="float">
            <text:p>32402,5393908203</text:p>
          </table:table-cell>
        </table:table-row>
        <table:table-row table:style-name="ro1">
          <table:table-cell table:number-columns-repeated="9"/>
          <table:table-cell office:value-type="float" office:value="25000" calcext:value-type="float">
            <text:p>25000</text:p>
          </table:table-cell>
          <table:table-cell table:formula="of:=[Sheet1.E$36]*[Sheet1.J34]^[Sheet1.E$35]" office:value-type="float" office:value="126193.90904588" calcext:value-type="float">
            <text:p>126193,909045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Sheet1.$E$7:.$E$10]) ; LN([Sheet1.$D$7:.$D$10]))" office:value-type="float" office:value="1.96146349114687" calcext:value-type="float">
            <text:p>1,9614634911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[Sheet1.E$36]*[Sheet1.J35]^[Sheet1.E$35]" office:value-type="float" office:value="491470.822339045" calcext:value-type="float">
            <text:p>491470,8223390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Sheet1.$E$7:.$E$10]) ; LN([Sheet1.$D$7:.$D$10])))" office:value-type="float" office:value="0.000298290642940386" calcext:value-type="float">
            <text:p>0,000298290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INDEX([Sheet1.$D$7:.$D$10]; 1; 1)" office:value-type="float" office:value="100" calcext:value-type="float">
            <text:p>100</text:p>
          </table:table-cell>
          <table:table-cell table:formula="of:=[Sheet1.$E$36] * [Sheet1.$D$38] ^ [Sheet1.$E$35]" office:value-type="float" office:value="2.49785148268846" calcext:value-type="float">
            <text:p>2,4978514827</text:p>
          </table:table-cell>
          <table:table-cell/>
          <table:table-cell table:formula="of:=[Sheet1.D38]^[Sheet1.E$35]*[Sheet1.E$36]" office:value-type="float" office:value="2.49785148268846" calcext:value-type="float">
            <text:p>2,497851482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2; 1)" office:value-type="float" office:value="1000" calcext:value-type="float">
            <text:p>1000</text:p>
          </table:table-cell>
          <table:table-cell table:formula="of:=[Sheet1.$E$36] * [Sheet1.$D$39] ^ [Sheet1.$E$35]" office:value-type="float" office:value="228.575723798521" calcext:value-type="float">
            <text:p>228,5757237985</text:p>
          </table:table-cell>
          <table:table-cell/>
          <table:table-cell table:formula="of:=[Sheet1.D39]^[Sheet1.E$35]*[Sheet1.E$36]" office:value-type="float" office:value="228.575723798521" calcext:value-type="float">
            <text:p>228,575723798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3; 1)" office:value-type="float" office:value="10000" calcext:value-type="float">
            <text:p>10000</text:p>
          </table:table-cell>
          <table:table-cell table:formula="of:=[Sheet1.$E$36] * [Sheet1.$D$40] ^ [Sheet1.$E$35]" office:value-type="float" office:value="20916.7205785126" calcext:value-type="float">
            <text:p>20916,7205785126</text:p>
          </table:table-cell>
          <table:table-cell/>
          <table:table-cell table:formula="of:=[Sheet1.D40]^[Sheet1.E$35]*[Sheet1.E$36]" office:value-type="float" office:value="20916.7205785126" calcext:value-type="float">
            <text:p>20916,720578512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4; 1)" office:value-type="float" office:value="100000" calcext:value-type="float">
            <text:p>100000</text:p>
          </table:table-cell>
          <table:table-cell table:formula="of:=[Sheet1.$E$36] * [Sheet1.$D$41] ^ [Sheet1.$E$35]" office:value-type="float" office:value="1914066.78053535" calcext:value-type="float">
            <text:p>1914066,78053535</text:p>
          </table:table-cell>
          <table:table-cell/>
          <table:table-cell table:formula="of:=[Sheet1.D41]^[Sheet1.E$35]*[Sheet1.E$36]" office:value-type="float" office:value="1914066.78053535" calcext:value-type="float">
            <text:p>1914066,78053535</text:p>
          </table:table-cell>
          <table:table-cell table:number-columns-repeated="4"/>
        </table:table-row>
      </table:table>
      <table:table table:name="PY-256MB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60116" calcext:value-type="float">
            <text:p>60116</text:p>
          </table:table-cell>
          <table:table-cell/>
          <table:table-cell office:value-type="float" office:value="60105" calcext:value-type="float">
            <text:p>6010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60127" calcext:value-type="float">
            <text:p>60127</text:p>
          </table:table-cell>
          <table:table-cell/>
          <table:table-cell office:value-type="float" office:value="60103" calcext:value-type="float">
            <text:p>6010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PY-256MB'.B6:.B54])" office:value-type="float" office:value="42.8163265306123" calcext:value-type="float">
            <text:p>42,8163265306</text:p>
          </table:table-cell>
          <table:table-cell table:formula="of:=STDEV(['PY-256MB'.B6:.B54])" office:value-type="float" office:value="2.50560595954148" calcext:value-type="float">
            <text:p>2,505605959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60176" calcext:value-type="float">
            <text:p>60176</text:p>
          </table:table-cell>
          <table:table-cell/>
          <table:table-cell office:value-type="float" office:value="62101" calcext:value-type="float">
            <text:p>6210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PY-256MB'.E6:.E54])" office:value-type="float" office:value="890.755102040816" calcext:value-type="float">
            <text:p>890,7551020408</text:p>
          </table:table-cell>
          <table:table-cell table:formula="of:=STDEV(['PY-256MB'.E6:.E54])" office:value-type="float" office:value="69.1663244807534" calcext:value-type="float">
            <text:p>69,166324480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60047" calcext:value-type="float">
            <text:p>60047</text:p>
          </table:table-cell>
          <table:table-cell/>
          <table:table-cell office:value-type="float" office:value="60145" calcext:value-type="float">
            <text:p>60145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PY-256MB'.H5:.H14])" office:value-type="float" office:value="60110.3" calcext:value-type="float">
            <text:p>60110,3</text:p>
          </table:table-cell>
          <table:table-cell table:formula="of:=STDEV(['PY-256MB'.H5:.H14])" office:value-type="float" office:value="38.681175438879" calcext:value-type="float">
            <text:p>38,681175438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60111" calcext:value-type="float">
            <text:p>60111</text:p>
          </table:table-cell>
          <table:table-cell/>
          <table:table-cell office:value-type="float" office:value="60176" calcext:value-type="float">
            <text:p>60176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.J5:.J14])" office:value-type="float" office:value="60699.8" calcext:value-type="float">
            <text:p>60699,8</text:p>
          </table:table-cell>
          <table:table-cell table:formula="of:=STDEV(['PY-256MB'.J6:.J15])" office:value-type="float" office:value="915.51193936022" calcext:value-type="float">
            <text:p>915,511939360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60103" calcext:value-type="float">
            <text:p>60103</text:p>
          </table:table-cell>
          <table:table-cell/>
          <table:table-cell office:value-type="float" office:value="60204" calcext:value-type="float">
            <text:p>60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60053" calcext:value-type="float">
            <text:p>60053</text:p>
          </table:table-cell>
          <table:table-cell/>
          <table:table-cell office:value-type="float" office:value="62073" calcext:value-type="float">
            <text:p>62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60103" calcext:value-type="float">
            <text:p>60103</text:p>
          </table:table-cell>
          <table:table-cell/>
          <table:table-cell office:value-type="float" office:value="60148" calcext:value-type="float">
            <text:p>60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60147" calcext:value-type="float">
            <text:p>60147</text:p>
          </table:table-cell>
          <table:table-cell/>
          <table:table-cell office:value-type="float" office:value="60178" calcext:value-type="float">
            <text:p>60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60120" calcext:value-type="float">
            <text:p>60120</text:p>
          </table:table-cell>
          <table:table-cell/>
          <table:table-cell office:value-type="float" office:value="61765" calcext:value-type="float">
            <text:p>61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6" calcext:value-type="float">
            <text:p>8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01" calcext:value-type="float">
            <text:p>9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86" calcext:value-type="float">
            <text:p>9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78" calcext:value-type="float">
            <text:p>8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889" calcext:value-type="float">
            <text:p>889</text:p>
          </table:table-cell>
          <table:table-cell table:number-columns-repeated="9"/>
        </table:table-row>
      </table:table>
      <table:table table:name="PY-512MB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51026" calcext:value-type="float">
            <text:p>51026</text:p>
          </table:table-cell>
          <table:table-cell/>
          <table:table-cell office:value-type="float" office:value="60150" calcext:value-type="float">
            <text:p>60150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46350" calcext:value-type="float">
            <text:p>46350</text:p>
          </table:table-cell>
          <table:table-cell/>
          <table:table-cell office:value-type="float" office:value="62178" calcext:value-type="float">
            <text:p>6217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PY-512MB'.B6:.B54])" office:value-type="float" office:value="46.469387755102" calcext:value-type="float">
            <text:p>46,4693877551</text:p>
          </table:table-cell>
          <table:table-cell table:formula="of:=STDEV(['PY-512MB'.B6:.B54])" office:value-type="float" office:value="7.26034331378438" calcext:value-type="float">
            <text:p>7,260343313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48120" calcext:value-type="float">
            <text:p>48120</text:p>
          </table:table-cell>
          <table:table-cell/>
          <table:table-cell office:value-type="float" office:value="60115" calcext:value-type="float">
            <text:p>6011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PY-512MB'.E6:.E54])" office:value-type="float" office:value="450.591836734694" calcext:value-type="float">
            <text:p>450,5918367347</text:p>
          </table:table-cell>
          <table:table-cell table:formula="of:=STDEV(['PY-512MB'.E6:.E54])" office:value-type="float" office:value="36.6298593860181" calcext:value-type="float">
            <text:p>36,62985938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48801" calcext:value-type="float">
            <text:p>48801</text:p>
          </table:table-cell>
          <table:table-cell/>
          <table:table-cell office:value-type="float" office:value="60214" calcext:value-type="float">
            <text:p>60214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PY-512MB'.H5:.H14])" office:value-type="float" office:value="50292.6" calcext:value-type="float">
            <text:p>50292,6</text:p>
          </table:table-cell>
          <table:table-cell table:formula="of:=STDEV(['PY-512MB'.H5:.H14])" office:value-type="float" office:value="2843.60781012041" calcext:value-type="float">
            <text:p>2843,607810120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54052" calcext:value-type="float">
            <text:p>54052</text:p>
          </table:table-cell>
          <table:table-cell/>
          <table:table-cell office:value-type="float" office:value="60107" calcext:value-type="float">
            <text:p>60107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.J5:.J14])" office:value-type="float" office:value="60361.3" calcext:value-type="float">
            <text:p>60361,3</text:p>
          </table:table-cell>
          <table:table-cell table:formula="of:=STDEV([.J5:.J14])" office:value-type="float" office:value="639.769411585143" calcext:value-type="float">
            <text:p>639,769411585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52367" calcext:value-type="float">
            <text:p>52367</text:p>
          </table:table-cell>
          <table:table-cell/>
          <table:table-cell office:value-type="float" office:value="60229" calcext:value-type="float">
            <text:p>602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49459" calcext:value-type="float">
            <text:p>49459</text:p>
          </table:table-cell>
          <table:table-cell/>
          <table:table-cell office:value-type="float" office:value="60116" calcext:value-type="float">
            <text:p>60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46497" calcext:value-type="float">
            <text:p>46497</text:p>
          </table:table-cell>
          <table:table-cell/>
          <table:table-cell office:value-type="float" office:value="60203" calcext:value-type="float">
            <text:p>60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52860" calcext:value-type="float">
            <text:p>52860</text:p>
          </table:table-cell>
          <table:table-cell/>
          <table:table-cell office:value-type="float" office:value="60156" calcext:value-type="float">
            <text:p>60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53394" calcext:value-type="float">
            <text:p>53394</text:p>
          </table:table-cell>
          <table:table-cell/>
          <table:table-cell office:value-type="float" office:value="60145" calcext:value-type="float">
            <text:p>60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07" calcext:value-type="float">
            <text:p>4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table:number-columns-repeated="9"/>
        </table:table-row>
      </table:table>
      <table:table table:name="PY-1024MB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23806" calcext:value-type="float">
            <text:p>23806</text:p>
          </table:table-cell>
          <table:table-cell/>
          <table:table-cell office:value-type="float" office:value="60175" calcext:value-type="float">
            <text:p>6017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3766" calcext:value-type="float">
            <text:p>23766</text:p>
          </table:table-cell>
          <table:table-cell/>
          <table:table-cell office:value-type="float" office:value="62754" calcext:value-type="float">
            <text:p>6275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PY-1024MB'.B6:.B54])" office:value-type="float" office:value="47.3469387755102" calcext:value-type="float">
            <text:p>47,3469387755</text:p>
          </table:table-cell>
          <table:table-cell table:formula="of:=STDEV(['PY-1024MB'.B6:.B54])" office:value-type="float" office:value="2.53764178920906" calcext:value-type="float">
            <text:p>2,537641789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2485" calcext:value-type="float">
            <text:p>22485</text:p>
          </table:table-cell>
          <table:table-cell/>
          <table:table-cell office:value-type="float" office:value="60115" calcext:value-type="float">
            <text:p>6011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PY-1024MB'.E6:.E54])" office:value-type="float" office:value="222.979591836735" calcext:value-type="float">
            <text:p>222,9795918367</text:p>
          </table:table-cell>
          <table:table-cell table:formula="of:=STDEV(['PY-1024MB'.E6:.E54])" office:value-type="float" office:value="14.9853953845046" calcext:value-type="float">
            <text:p>14,985395384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23409" calcext:value-type="float">
            <text:p>23409</text:p>
          </table:table-cell>
          <table:table-cell/>
          <table:table-cell office:value-type="float" office:value="60208" calcext:value-type="float">
            <text:p>60208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PY-1024MB'.H5:.H14])" office:value-type="float" office:value="24275.3" calcext:value-type="float">
            <text:p>24275,3</text:p>
          </table:table-cell>
          <table:table-cell table:formula="of:=STDEV(['PY-1024MB'.H5:.H14])" office:value-type="float" office:value="2363.42289675142" calcext:value-type="float">
            <text:p>2363,422896751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22201" calcext:value-type="float">
            <text:p>22201</text:p>
          </table:table-cell>
          <table:table-cell/>
          <table:table-cell office:value-type="float" office:value="62262" calcext:value-type="float">
            <text:p>62262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.J5:.J12])" office:value-type="float" office:value="60744.125" calcext:value-type="float">
            <text:p>60744,125</text:p>
          </table:table-cell>
          <table:table-cell table:formula="of:=STDEV([.J5:.J12])" office:value-type="float" office:value="1097.19622382299" calcext:value-type="float">
            <text:p>1097,19622382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22293" calcext:value-type="float">
            <text:p>22293</text:p>
          </table:table-cell>
          <table:table-cell/>
          <table:table-cell office:value-type="float" office:value="60133" calcext:value-type="float">
            <text:p>601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4262" calcext:value-type="float">
            <text:p>24262</text:p>
          </table:table-cell>
          <table:table-cell/>
          <table:table-cell office:value-type="float" office:value="60197" calcext:value-type="float">
            <text:p>60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3521" calcext:value-type="float">
            <text:p>23521</text:p>
          </table:table-cell>
          <table:table-cell/>
          <table:table-cell office:value-type="float" office:value="60109" calcext:value-type="float">
            <text:p>60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29297" calcext:value-type="float">
            <text:p>29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7713" calcext:value-type="float">
            <text:p>27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7816" calcext:value-type="float">
            <text:p>27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1985" calcext:value-type="float">
            <text:p>21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4095" calcext:value-type="float">
            <text:p>24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22872" calcext:value-type="float">
            <text:p>22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9"/>
        </table:table-row>
      </table:table>
      <table:table table:name="PY-2048MB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21654" calcext:value-type="float">
            <text:p>21654</text:p>
          </table:table-cell>
          <table:table-cell/>
          <table:table-cell office:value-type="float" office:value="60113" calcext:value-type="float">
            <text:p>60113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1592" calcext:value-type="float">
            <text:p>21592</text:p>
          </table:table-cell>
          <table:table-cell/>
          <table:table-cell office:value-type="float" office:value="60113" calcext:value-type="float">
            <text:p>6011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PY-2048MB'.B6:.B54])" office:value-type="float" office:value="48.9387755102041" calcext:value-type="float">
            <text:p>48,9387755102</text:p>
          </table:table-cell>
          <table:table-cell table:formula="of:=STDEV(['PY-2048MB'.B6:.B54])" office:value-type="float" office:value="5.11292546422507" calcext:value-type="float">
            <text:p>5,112925464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0982" calcext:value-type="float">
            <text:p>20982</text:p>
          </table:table-cell>
          <table:table-cell/>
          <table:table-cell office:value-type="float" office:value="60102" calcext:value-type="float">
            <text:p>60102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PY-2048MB'.E6:.E54])" office:value-type="float" office:value="218.897959183673" calcext:value-type="float">
            <text:p>218,8979591837</text:p>
          </table:table-cell>
          <table:table-cell table:formula="of:=STDEV(['PY-2048MB'.E6:.E54])" office:value-type="float" office:value="6.94995472994604" calcext:value-type="float">
            <text:p>6,949954729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8877" calcext:value-type="float">
            <text:p>18877</text:p>
          </table:table-cell>
          <table:table-cell/>
          <table:table-cell office:value-type="float" office:value="60106" calcext:value-type="float">
            <text:p>60106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PY-2048MB'.H5:.H14])" office:value-type="float" office:value="19024.3" calcext:value-type="float">
            <text:p>19024,3</text:p>
          </table:table-cell>
          <table:table-cell table:formula="of:=STDEV(['PY-2048MB'.H5:.H14])" office:value-type="float" office:value="1733.06216148053" calcext:value-type="float">
            <text:p>1733,062161480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7082" calcext:value-type="float">
            <text:p>17082</text:p>
          </table:table-cell>
          <table:table-cell/>
          <table:table-cell office:value-type="float" office:value="60250" calcext:value-type="float">
            <text:p>60250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.J5:.J10])" office:value-type="float" office:value="60133.3333333333" calcext:value-type="float">
            <text:p>60133,3333333333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7640" calcext:value-type="float">
            <text:p>17640</text:p>
          </table:table-cell>
          <table:table-cell/>
          <table:table-cell office:value-type="float" office:value="60116" calcext:value-type="float">
            <text:p>60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8032" calcext:value-type="float">
            <text:p>1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752" calcext:value-type="float">
            <text:p>17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7884" calcext:value-type="float">
            <text:p>17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748" calcext:value-type="float">
            <text:p>18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6814" calcext:value-type="float">
            <text:p>16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7232" calcext:value-type="float">
            <text:p>17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0281" calcext:value-type="float">
            <text:p>20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6632" calcext:value-type="float">
            <text:p>1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9"/>
        </table:table-row>
      </table:table>
      <table:table table:name="PY-RESULT" table:style-name="ta1">
        <table:shapes>
          <draw:frame draw:z-index="0" draw:style-name="gr1" draw:text-style-name="P1" svg:width="159.99mm" svg:height="89.99mm" svg:x="192.91mm" svg:y="5.51mm">
            <loext:p draw:notify-on-update-of-ranges="'PY-RESULT'.C3:'PY-RESULT'.C3 'PY-RESULT'.D3:'PY-RESULT'.G3 'PY-RESULT'.C4:'PY-RESULT'.C4 'PY-RESULT'.D4:'PY-RESULT'.G4 'PY-RESULT'.C5:'PY-RESULT'.C5 'PY-RESULT'.D5:'PY-RESULT'.G5 'PY-RESULT'.C6:'PY-RESULT'.C6 'PY-RESULT'.D6:'PY-RESULT'.G6 'PY-RESULT'.C7:'PY-RESULT'.C7 'PY-RESULT'.D7:'PY-RESULT'.G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2.82" calcext:value-type="float">
            <text:p>42,82</text:p>
          </table:table-cell>
          <table:table-cell office:value-type="float" office:value="46.469" calcext:value-type="float">
            <text:p>46,469</text:p>
          </table:table-cell>
          <table:table-cell office:value-type="float" office:value="47.3469" calcext:value-type="float">
            <text:p>47,3469</text:p>
          </table:table-cell>
          <table:table-cell office:value-type="float" office:value="48.938" calcext:value-type="float">
            <text:p>48,938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90.755" calcext:value-type="float">
            <text:p>890,755</text:p>
          </table:table-cell>
          <table:table-cell office:value-type="float" office:value="450.59" calcext:value-type="float">
            <text:p>450,59</text:p>
          </table:table-cell>
          <table:table-cell office:value-type="float" office:value="222.97959" calcext:value-type="float">
            <text:p>222,97959</text:p>
          </table:table-cell>
          <table:table-cell office:value-type="float" office:value="218.898" calcext:value-type="float">
            <text:p>218,898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60110.3" calcext:value-type="float">
            <text:p>60110,3</text:p>
          </table:table-cell>
          <table:table-cell office:value-type="float" office:value="50292.6" calcext:value-type="float">
            <text:p>50292,6</text:p>
          </table:table-cell>
          <table:table-cell office:value-type="float" office:value="24275.3" calcext:value-type="float">
            <text:p>24275,3</text:p>
          </table:table-cell>
          <table:table-cell office:value-type="float" office:value="19024.3" calcext:value-type="float">
            <text:p>19024,3</text:p>
          </table:table-cell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60699.8" calcext:value-type="float">
            <text:p>60699,8</text:p>
          </table:table-cell>
          <table:table-cell office:value-type="float" office:value="60361.3" calcext:value-type="float">
            <text:p>60361,3</text:p>
          </table:table-cell>
          <table:table-cell office:value-type="float" office:value="60744.17" calcext:value-type="float">
            <text:p>60744,17</text:p>
          </table:table-cell>
          <table:table-cell office:value-type="float" office:value="60133.5" calcext:value-type="float">
            <text:p>60133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22:40:39.71758165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2T01:49:02.385827980</dc:date>
    <meta:editing-duration>PT27M42S</meta:editing-duration>
    <meta:editing-cycles>4</meta:editing-cycles>
    <meta:generator>LibreOffice/5.1.6.2$Linux_X86_64 LibreOffice_project/10m0$Build-2</meta:generator>
    <meta:document-statistic meta:table-count="6" meta:cell-count="6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6:Sheet1.E10" chart:data-source-has-labels="both" svg:x="0.32cm" svg:y="0.18cm" svg:width="12.508cm" svg:height="8.64cm">
          <chartooo:coordinate-region svg:x="1.127cm" svg:y="0.379cm" svg:width="10.218cm" svg:height="7.794cm"/>
          <chart:axis chart:dimension="x" chart:name="primary-x" chart:style-name="ch4" chartooo:axis-type="auto">
            <chartooo:date-scale/>
            <chart:categories table:cell-range-address="Sheet1.D7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0" chart:label-cell-address="Sheet1.E6:Sheet1.E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7:Sheet1.D10</svg:desc>
                </draw:g>
              </table:table-cell>
              <table:table-cell office:value-type="float" office:value="2.845">
                <text:p>2.845</text:p>
                <draw:g>
                  <svg:desc>Sheet1.E7:Sheet1.E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8.435">
                <text:p>198.4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783.23">
                <text:p>18783.2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155641.69">
                <text:p>2155641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454cm" style:legend-expansion="high" chart:style-name="ch2"/>
        <chart:plot-area chart:style-name="ch3" table:cell-range-address="'PY-RESULT'.C3:'PY-RESULT'.G7" chart:data-source-has-labels="both" svg:x="0.32cm" svg:y="0.18cm" svg:width="13.09cm" svg:height="8.64cm">
          <chartooo:coordinate-region svg:x="1.127cm" svg:y="0.379cm" svg:width="11.356cm" svg:height="7.794cm"/>
          <chart:axis chart:dimension="x" chart:name="primary-x" chart:style-name="ch4" chartooo:axis-type="auto">
            <chartooo:date-scale/>
            <chart:categories table:cell-range-address="'PY-RESULT'.D3:'PY-RESULT'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Y-RESULT'.D4:'PY-RESULT'.G4" chart:label-cell-address="'PY-RESULT'.C4:'PY-RESULT'.C4" chart:class="chart:line">
            <chart:data-point chart:repeated="4"/>
          </chart:series>
          <chart:series chart:style-name="ch8" chart:values-cell-range-address="'PY-RESULT'.D5:'PY-RESULT'.G5" chart:label-cell-address="'PY-RESULT'.C5:'PY-RESULT'.C5" chart:class="chart:line">
            <chart:data-point chart:repeated="4"/>
          </chart:series>
          <chart:series chart:style-name="ch9" chart:values-cell-range-address="'PY-RESULT'.D6:'PY-RESULT'.G6" chart:label-cell-address="'PY-RESULT'.C6:'PY-RESULT'.C6" chart:class="chart:line">
            <chart:data-point chart:repeated="4"/>
          </chart:series>
          <chart:series chart:style-name="ch10" chart:values-cell-range-address="'PY-RESULT'.D7:'PY-RESULT'.G7" chart:label-cell-address="'PY-RESULT'.C7:'PY-RESULT'.C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'PY-RESULT'.D3:'PY-RESULT'.G3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'PY-RESULT'.C4:'PY-RESULT'.C4</svg:desc>
                </draw:g>
              </table:table-cell>
              <table:table-cell office:value-type="float" office:value="42.82">
                <text:p>42.82</text:p>
                <draw:g>
                  <svg:desc>'PY-RESULT'.D4:'PY-RESULT'.G4</svg:desc>
                </draw:g>
              </table:table-cell>
              <table:table-cell office:value-type="float" office:value="46.469">
                <text:p>46.469</text:p>
              </table:table-cell>
              <table:table-cell office:value-type="float" office:value="47.3469">
                <text:p>47.3469</text:p>
              </table:table-cell>
              <table:table-cell office:value-type="float" office:value="48.938">
                <text:p>48.938</text:p>
              </table:table-cell>
            </table:table-row>
            <table:table-row>
              <table:table-cell office:value-type="string">
                <text:p>1000</text:p>
                <draw:g>
                  <svg:desc>'PY-RESULT'.C5:'PY-RESULT'.C5</svg:desc>
                </draw:g>
              </table:table-cell>
              <table:table-cell office:value-type="float" office:value="890.755">
                <text:p>890.755</text:p>
                <draw:g>
                  <svg:desc>'PY-RESULT'.D5:'PY-RESULT'.G5</svg:desc>
                </draw:g>
              </table:table-cell>
              <table:table-cell office:value-type="float" office:value="450.59">
                <text:p>450.59</text:p>
              </table:table-cell>
              <table:table-cell office:value-type="float" office:value="222.97959">
                <text:p>222.97959</text:p>
              </table:table-cell>
              <table:table-cell office:value-type="float" office:value="218.898">
                <text:p>218.898</text:p>
              </table:table-cell>
            </table:table-row>
            <table:table-row>
              <table:table-cell office:value-type="string">
                <text:p>10000</text:p>
                <draw:g>
                  <svg:desc>'PY-RESULT'.C6:'PY-RESULT'.C6</svg:desc>
                </draw:g>
              </table:table-cell>
              <table:table-cell office:value-type="float" office:value="60110.3">
                <text:p>60110.3</text:p>
                <draw:g>
                  <svg:desc>'PY-RESULT'.D6:'PY-RESULT'.G6</svg:desc>
                </draw:g>
              </table:table-cell>
              <table:table-cell office:value-type="float" office:value="50292.6">
                <text:p>50292.6</text:p>
              </table:table-cell>
              <table:table-cell office:value-type="float" office:value="24275.3">
                <text:p>24275.3</text:p>
              </table:table-cell>
              <table:table-cell office:value-type="float" office:value="19024.3">
                <text:p>19024.3</text:p>
              </table:table-cell>
            </table:table-row>
            <table:table-row>
              <table:table-cell office:value-type="string">
                <text:p>25000</text:p>
                <draw:g>
                  <svg:desc>'PY-RESULT'.C7:'PY-RESULT'.C7</svg:desc>
                </draw:g>
              </table:table-cell>
              <table:table-cell office:value-type="float" office:value="60699.8">
                <text:p>60699.8</text:p>
                <draw:g>
                  <svg:desc>'PY-RESULT'.D7:'PY-RESULT'.G7</svg:desc>
                </draw:g>
              </table:table-cell>
              <table:table-cell office:value-type="float" office:value="60361.3">
                <text:p>60361.3</text:p>
              </table:table-cell>
              <table:table-cell office:value-type="float" office:value="60744.17">
                <text:p>60744.17</text:p>
              </table:table-cell>
              <table:table-cell office:value-type="float" office:value="60133.5">
                <text:p>60133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